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4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48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righ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 fo:margin-left="-18.00pt" fo:text-indent="18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KOMPU</text:span><text:span text:style-name="T3">SKLEP</text:span><text:span text:style-name="T4"/></text:p>
      <text:p text:style-name="P1"><text:span text:style-name="T5">Sklep internetowy</text:span><text:span text:style-name="T6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8">W DRUŻYNIE:</text:span></text:p>
      <text:p text:style-name="P2"><text:span text:style-name="T8">RAFAŁ HRYCIKOWSKI</text:span></text:p>
      <text:p text:style-name="P2"><text:span text:style-name="T8">+ </text:span></text:p>
      <text:p text:style-name="P2"><text:span text:style-name="T8">AUTOR NIEZNANY</text:span><text:span text:style-name="T9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1">Spis tre</text:span><text:span text:style-name="T12">ś</text:span><text:span text:style-name="T13">ci:</text:span></text:p>
      <text:p text:style-name="P3"><text:span text:style-name="T14"/></text:p>
      <text:list text:style-name="L4">
        <text:list-item>
          <text:p text:style-name="P4"><text:span text:style-name="T15">Informacje wst</text:span><text:span text:style-name="T16">ę</text:span><text:span text:style-name="T17">pne</text:span></text:p>
        </text:list-item>
        <text:list-item>
          <text:p text:style-name="P4"><text:span text:style-name="T17">GUI aplikacji</text:span></text:p>
        </text:list-item>
        <text:list-item>
          <text:p text:style-name="P4"><text:span text:style-name="T17">Funkcjonalno</text:span><text:span text:style-name="T18">ść</text:span></text:p>
        </text:list-item>
        <text:list-item>
          <text:p text:style-name="P4"><text:span text:style-name="T19">Dane przechowywane</text:span></text:p>
        </text:list-item>
      </text:list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0"/></text:p>
      <text:p text:style-name="P5"><text:span text:style-name="T21">1.<text:s/></text:span><text:span text:style-name="T22">informacje</text:span><text:span text:style-name="T23"><text:s/></text:span><text:span text:style-name="T24">wstępne</text:span><text:span text:style-name="T25"/></text:p>
      <text:p text:style-name="P6"><text:span text:style-name="T26">Aplikacja sklepu internetowego służąca do sprzedaży komputerów, dla osób ceniących sobie najwyższą jakość usług, wybierających markowy sprzęt starannie dopasowany do każdych potrzeb.</text:span><text:span text:style-name="T27"/></text:p>
      <text:p text:style-name="P6"><text:span text:style-name="T28"/></text:p>
      <text:p text:style-name="P7"><text:span text:style-name="T29">Role w systemie:</text:span><text:span text:style-name="T30"/></text:p>
      <text:list text:style-name="L8">
        <text:list-item>
          <text:p text:style-name="P8"><text:span text:style-name="T31">Swobodny użytkownik ( gość )<text:s/></text:span><text:span text:style-name="T32"/></text:p>
        </text:list-item>
        <text:list-item>
          <text:p text:style-name="P8"><text:span text:style-name="T33">Użytkownik zarejestrowany</text:span><text:span text:style-name="T34"><text:s/>(</text:span><text:span text:style-name="T35"><text:s/>klient<text:s/></text:span><text:span text:style-name="T36">)</text:span></text:p>
        </text:list-item>
        <text:list-item>
          <text:p text:style-name="P8"><text:span text:style-name="T37">Sprzedawca</text:span><text:span text:style-name="T38"/></text:p>
        </text:list-item>
        <text:list-item>
          <text:p text:style-name="P8"><text:span text:style-name="T39">Administrator systemu</text:span><text:span text:style-name="T40"/></text:p>
        </text:list-item>
      </text:list>
      <text:p text:style-name="P9"><text:span text:style-name="T41"/></text:p>
      <text:p text:style-name="P9"><text:span text:style-name="T42">Opcje dostępne dla niezarejestrowanych gości</text:span><text:span text:style-name="T43"/></text:p>
      <text:list text:style-name="L10">
        <text:list-item>
          <text:p text:style-name="P10"><text:span text:style-name="T44">Podgląd przedmiotów<text:s text:c="2"/></text:span><text:span text:style-name="T45"/></text:p>
        </text:list-item>
        <text:list-item>
          <text:p text:style-name="P10"><text:span text:style-name="T46">Rejestracja</text:span><text:span text:style-name="T47"/></text:p>
        </text:list-item>
      </text:list>
      <text:p text:style-name="P11"><text:span text:style-name="T48"/></text:p>
      <text:p text:style-name="P11"><text:span text:style-name="T49">Opcje dostęne dla zarejestrowanych klientów</text:span><text:span text:style-name="T50"/></text:p>
      <text:list text:style-name="L12">
        <text:list-item>
          <text:p text:style-name="P12"><text:span text:style-name="T51">Podgląd przedmiotów<text:s/></text:span><text:span text:style-name="T52"/></text:p>
        </text:list-item>
        <text:list-item>
          <text:p text:style-name="P12"><text:span text:style-name="T53">Logowanie</text:span><text:span text:style-name="T54"/></text:p>
        </text:list-item>
        <text:list-item>
          <text:p text:style-name="P12"><text:span text:style-name="T55">Obsługa koszyka</text:span><text:span text:style-name="T56"/></text:p>
        </text:list-item>
        <text:list-item>
          <text:p text:style-name="P12"><text:span text:style-name="T57">Zamówienie towaru</text:span><text:span text:style-name="T58"/></text:p>
        </text:list-item>
        <text:list-item>
          <text:p text:style-name="P12"><text:span text:style-name="T59">Historia zamówień</text:span></text:p>
        </text:list-item>
      </text:list>
      <text:p text:style-name="P13"><text:span text:style-name="T60"/></text:p>
      <text:p text:style-name="P13"><text:span text:style-name="T61">Opcje dostępne dla sprzedawcy</text:span><text:span text:style-name="T62"/></text:p>
      <text:list text:style-name="L14">
        <text:list-item>
          <text:p text:style-name="P14"><text:span text:style-name="T63">Logowanie</text:span><text:span text:style-name="T64"/></text:p>
        </text:list-item>
        <text:list-item>
          <text:p text:style-name="P14"><text:span text:style-name="T65">Dodawanie asortymentu</text:span><text:span text:style-name="T66"/></text:p>
        </text:list-item>
        <text:list-item>
          <text:p text:style-name="P14"><text:span text:style-name="T67">kontrola stanu magazynowego</text:span></text:p>
        </text:list-item>
        <text:list-item>
          <text:p text:style-name="P14"><text:span text:style-name="T67">realizacja zamówień</text:span><text:span text:style-name="T68"/></text:p>
        </text:list-item>
      </text:list>
      <text:p text:style-name="P15"><text:span text:style-name="T69"/></text:p>
      <text:p text:style-name="P15"><text:span text:style-name="T70">Opcje dostępne dla administratora</text:span><text:span text:style-name="T71"/></text:p>
      <text:list text:style-name="L16">
        <text:list-item>
          <text:p text:style-name="P16"><text:span text:style-name="T72">logowanie</text:span><text:span text:style-name="T73"/></text:p>
        </text:list-item>
        <text:list-item>
          <text:p text:style-name="P17"><text:span text:style-name="T74">zarządzanie aukcjami i kontami</text:span><text:span text:style-name="T75"/></text:p>
        </text:list-item>
      </text:list>
      <text:p text:style-name="P18"><text:span text:style-name="T76"/></text:p>
      <text:p text:style-name="P19"><text:span text:style-name="T77">3. Widok i funkcjonalność</text:span></text:p>
      <text:p text:style-name="P19"><text:span text:style-name="T78"/></text:p>
      <text:p text:style-name="P19"><text:span text:style-name="T79">Osoba niezarejestrowana</text:span><text:span text:style-name="T80"/></text:p>
      <text:p text:style-name="P20"><text:span text:style-name="T81">Gość może przeglądać asortyment, sortować według parametrów danego komputera. Widzi także przyciski akcji służące do logowania i rejestracji.</text:span><text:span text:style-name="T82"/></text:p>
      <text:p text:style-name="P20"><text:span text:style-name="T83"/></text:p>
      <text:p text:style-name="P21"><text:span text:style-name="T84">Osoba zarejestrowana</text:span><text:span text:style-name="T85"/></text:p>
      <text:p text:style-name="P21"><text:span text:style-name="T86">Klient może przeglądać asortyment bez logowania. Po zalogowaniu</text:span><text:span text:style-name="T87"><text:s/>ma możliwości jak gość oraz dodatkowo opcje zakupu.</text:span><text:span text:style-name="T88"><text:s/>Po kliknięciu przycisku<text:s/></text:span><text:span text:style-name="T89">dodaj do koszyka<text:s/></text:span><text:span text:style-name="T90">następuje dodanie<text:s/></text:span><text:span text:style-name="T91">danej jednostki</text:span><text:span text:style-name="T92"><text:s/>do koszyka. W panelu zamówienia może podać datę dostarczenia, dane odbiorcy oraz formę płatności. Jest też możliwość otrzymania<text:s text:c="2"/>maila informującego o obecnym statusie zamówienia. Dostępny jest widok historii zamówień.</text:span></text:p>
      <text:p text:style-name="P21"><text:span text:style-name="T93"/></text:p>
      <text:p text:style-name="P22"><text:span text:style-name="T94">Sprzedawca</text:span><text:span text:style-name="T95"/></text:p>
      <text:p text:style-name="P23"><text:span text:style-name="T96">Sprzedawca po zalogowaniu mo</text:span><text:span text:style-name="T97">ż</text:span><text:span text:style-name="T98">e dodawa</text:span><text:span text:style-name="T99">ć</text:span><text:span text:style-name="T100"><text:s/>towary oraz sprawdza</text:span><text:span text:style-name="T101">ć</text:span><text:span text:style-name="T102"><text:s/>ich dost</text:span><text:span text:style-name="T103">ę</text:span><text:span text:style-name="T104">pno</text:span><text:span text:style-name="T105">ść</text:span><text:span text:style-name="T106">. Sprawuje kontrol</text:span><text:span text:style-name="T107">ę</text:span><text:span text:style-name="T108"><text:s/>nad zam</text:span><text:span text:style-name="T109">ó</text:span><text:span text:style-name="T110">wieniami. Po zakupie towaru przez klienta rejestruje sprzeda</text:span><text:span text:style-name="T111">ż</text:span><text:span text:style-name="T112"><text:s/>oraz wystawia paragon lub faktur</text:span><text:span text:style-name="T113">ę</text:span><text:span text:style-name="T114">.</text:span></text:p>
      <text:p text:style-name="P24"><text:span text:style-name="T115"/></text:p>
      <text:p text:style-name="P24"><text:span text:style-name="T115">Administrator</text:span></text:p>
      <text:p text:style-name="P24"><text:span text:style-name="T116">Po zalogowaniu na konto ma dost</text:span><text:span text:style-name="T117">ę</text:span><text:span text:style-name="T118">p do wszystkich funkcji. Dodaje konta sprzedawc</text:span><text:span text:style-name="T119">ó</text:span><text:span text:style-name="T120">w oraz zarz</text:span><text:span text:style-name="T121">ą</text:span><text:span text:style-name="T122">dza ca</text:span><text:span text:style-name="T123">ł</text:span><text:span text:style-name="T124">ym systemem.</text:span></text:p>
      <text:p text:style-name="P24"><text:span text:style-name="T124"/></text:p>
      <text:p text:style-name="P24"><text:span text:style-name="T124"/></text:p>
      <text:p text:style-name="P24"><text:span text:style-name="T124"/></text:p>
      <text:p text:style-name="P24"><text:span text:style-name="T1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